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579d1c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color="#579d1c"/>
    </style:style>
    <style:style style:name="ce4" style:family="table-cell" style:parent-style-name="Default" style:data-style-name="N109">
      <style:text-properties fo:color="#579d1c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7">
      <style:text-properties fo:color="#ffcc00"/>
    </style:style>
    <style:style style:name="ce12" style:family="table-cell" style:parent-style-name="Default" style:data-style-name="N107">
      <style:text-properties fo:color="#c5000b"/>
    </style:style>
    <style:style style:name="ce13" style:family="table-cell" style:parent-style-name="Default" style:data-style-name="N109"/>
    <style:style style:name="ce14" style:family="table-cell" style:parent-style-name="Default" style:data-style-name="N11">
      <style:text-properties fo:color="#c5000b"/>
    </style:style>
    <style:style style:name="ce15" style:family="table-cell" style:parent-style-name="Default" style:data-style-name="N107"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iemens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145">
            <text:p>14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3" table:formula="of:=[.D13]+[.D12]" office:value-type="currency" office:currency="EUR" office:value="187.88355389576">
            <text:p>187,88 €</text:p>
          </table:table-cell>
          <table:table-cell table:style-name="ce3" table:formula="of:=[.F2]-[.B3]/[.B4]" office:value-type="currency" office:currency="EUR" office:value="187.88355389576">
            <text:p>187,88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11" table:formula="of:=[.G12]+[.G13]" office:value-type="currency" office:currency="EUR" office:value="161.747176277581">
            <text:p>161,75 €</text:p>
          </table:table-cell>
          <table:table-cell table:style-name="ce11" table:formula="of:=[.F3]-[.B3]/[.B4]" office:value-type="currency" office:currency="EUR" office:value="161.747176277581">
            <text:p>161,75 €</text:p>
          </table:table-cell>
          <table:table-cell table:style-name="ce9" office:value-type="percentage" office:value="0.6">
            <text:p>60,00%</text:p>
          </table:table-cell>
          <table:table-cell table:style-name="ce2" table:formula="of:=[.H2]*[.G2]+[.H3]*[.G3]+[.G4]*[.H4]" office:value-type="currency" office:currency="EUR" office:value="155.529914757466">
            <text:p>155,53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office:value-type="float" office:value="0.792">
            <text:p>0,79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EUR" office:value="104.524491058828">
            <text:p>104,52 €</text:p>
          </table:table-cell>
          <table:table-cell table:style-name="ce12" table:formula="of:=[.F4]-[.B3]/[.B4]" office:value-type="currency" office:currency="EUR" office:value="104.524491058828">
            <text:p>104,52 €</text:p>
          </table:table-cell>
          <table:table-cell table:style-name="ce14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2" office:value-type="currency" office:currency="EUR" office:value="4.62">
            <text:p>4,62 €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13"/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table:formula="of:=[.B5]/2" office:value-type="currency" office:currency="EUR" office:value="2.31">
            <text:p>2,31 €</text:p>
          </table:table-cell>
          <table:table-cell table:style-name="ce5"/>
          <table:table-cell table:style-name="ce3" table:formula="of:=[.B8]/(1+[.D2])^(1/4)" office:value-type="currency" office:currency="EUR" office:value="2.27125572738883">
            <text:p>2,27 €</text:p>
          </table:table-cell>
          <table:table-cell table:style-name="ce11" table:formula="of:=[.B5]/2" office:value-type="currency" office:currency="EUR" office:value="2.31">
            <text:p>2,31 €</text:p>
          </table:table-cell>
          <table:table-cell table:style-name="ce6"/>
          <table:table-cell table:style-name="ce11" table:formula="of:=[.E8]/(1+[.D3])^(1/4)" office:value-type="currency" office:currency="EUR" office:value="2.26336473703661">
            <text:p>2,26 €</text:p>
          </table:table-cell>
          <table:table-cell table:style-name="ce15" table:formula="of:=[.B5]/2" office:value-type="currency" office:currency="EUR" office:value="2.31">
            <text:p>2,31 €</text:p>
          </table:table-cell>
          <table:table-cell table:style-name="ce7"/>
          <table:table-cell table:style-name="ce15" table:formula="of:=[.H8]/(1+[.D4])^(1/4)" office:value-type="currency" office:currency="EUR" office:value="2.25560894715228">
            <text:p>2,2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B5]*(1+[.C9])" office:value-type="currency" office:currency="EUR" office:value="8.316">
            <text:p>8,32 €</text:p>
          </table:table-cell>
          <table:table-cell table:style-name="ce8" office:value-type="percentage" office:value="0.8">
            <text:p>80,00%</text:p>
          </table:table-cell>
          <table:table-cell table:style-name="ce3" table:formula="of:=[.B9]/(1+[.$D$2])^[.A9]" office:value-type="currency" office:currency="EUR" office:value="7.77196261682243">
            <text:p>7,77 €</text:p>
          </table:table-cell>
          <table:table-cell table:style-name="ce11" table:formula="of:=[.B5]*(1+[.F9])" office:value-type="currency" office:currency="EUR" office:value="7.854">
            <text:p>7,85 €</text:p>
          </table:table-cell>
          <table:table-cell table:style-name="ce9" office:value-type="percentage" office:value="0.7">
            <text:p>70,00%</text:p>
          </table:table-cell>
          <table:table-cell table:style-name="ce11" table:formula="of:=[.E9]/(1+[.$D$3])^[.A9]" office:value-type="currency" office:currency="EUR" office:value="7.23870967741936">
            <text:p>7,24 €</text:p>
          </table:table-cell>
          <table:table-cell table:style-name="ce15" table:formula="of:=[.B5]*(1+[.I9])" office:value-type="currency" office:currency="EUR" office:value="5.775">
            <text:p>5,78 €</text:p>
          </table:table-cell>
          <table:table-cell table:style-name="ce10" office:value-type="percentage" office:value="0.25">
            <text:p>25,00%</text:p>
          </table:table-cell>
          <table:table-cell table:style-name="ce15" table:formula="of:=[.H9]/(1+[.$D$4])^[.A9]" office:value-type="currency" office:currency="EUR" office:value="5.25">
            <text:p>5,2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B9]*(1+[.C10])" office:value-type="currency" office:currency="EUR" office:value="10.31184">
            <text:p>10,31 €</text:p>
          </table:table-cell>
          <table:table-cell table:style-name="ce8" office:value-type="percentage" office:value="0.24">
            <text:p>24,00%</text:p>
          </table:table-cell>
          <table:table-cell table:style-name="ce3" table:formula="of:=[.B10]/(1+[.$D$2])^[.A10]" office:value-type="currency" office:currency="EUR" office:value="9.00676041575684">
            <text:p>9,01 €</text:p>
          </table:table-cell>
          <table:table-cell table:style-name="ce11" table:formula="of:=[.E9]*(1+[.F10])" office:value-type="currency" office:currency="EUR" office:value="9.50334">
            <text:p>9,50 €</text:p>
          </table:table-cell>
          <table:table-cell table:style-name="ce9" office:value-type="percentage" office:value="0.21">
            <text:p>21,00%</text:p>
          </table:table-cell>
          <table:table-cell table:style-name="ce11" table:formula="of:=[.E10]/(1+[.$D$3])^[.A10]" office:value-type="currency" office:currency="EUR" office:value="8.07266240523265">
            <text:p>8,07 €</text:p>
          </table:table-cell>
          <table:table-cell table:style-name="ce15" table:formula="of:=[.H9]*(1+[.I10])" office:value-type="currency" office:currency="EUR" office:value="6.64125">
            <text:p>6,64 €</text:p>
          </table:table-cell>
          <table:table-cell table:style-name="ce10" office:value-type="percentage" office:value="0.15">
            <text:p>15,00%</text:p>
          </table:table-cell>
          <table:table-cell table:style-name="ce15" table:formula="of:=[.H10]/(1+[.$D$4])^[.A10]" office:value-type="currency" office:currency="EUR" office:value="5.48863636363636">
            <text:p>5,4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[.B10]*(1+[.C11])" office:value-type="currency" office:currency="EUR" office:value="11.2399056">
            <text:p>11,24 €</text:p>
          </table:table-cell>
          <table:table-cell table:style-name="ce8" office:value-type="percentage" office:value="0.09">
            <text:p>9,00%</text:p>
          </table:table-cell>
          <table:table-cell table:style-name="ce3" table:formula="of:=[.B11]/(1+[.$D$2])^[.A11]" office:value-type="currency" office:currency="EUR" office:value="9.1751110777336">
            <text:p>9,18 €</text:p>
          </table:table-cell>
          <table:table-cell table:style-name="ce11" table:formula="of:=[.E10]*(1+[.F11])" office:value-type="currency" office:currency="EUR" office:value="10.0735404">
            <text:p>10,07 €</text:p>
          </table:table-cell>
          <table:table-cell table:style-name="ce9" office:value-type="percentage" office:value="0.06">
            <text:p>6,00%</text:p>
          </table:table-cell>
          <table:table-cell table:style-name="ce11" table:formula="of:=[.E11]/(1+[.$D$3])^[.A11]" office:value-type="currency" office:currency="EUR" office:value="7.88665635902913">
            <text:p>7,89 €</text:p>
          </table:table-cell>
          <table:table-cell table:style-name="ce15" table:formula="of:=[.H10]*(1+[.I11])" office:value-type="currency" office:currency="EUR" office:value="6.7076625">
            <text:p>6,71 €</text:p>
          </table:table-cell>
          <table:table-cell table:style-name="ce10" office:value-type="percentage" office:value="0.01">
            <text:p>1,00%</text:p>
          </table:table-cell>
          <table:table-cell table:style-name="ce15" table:formula="of:=[.H11]/(1+[.$D$4])^[.A11]" office:value-type="currency" office:currency="EUR" office:value="5.03956611570248">
            <text:p>5,04 €</text:p>
          </table:table-cell>
        </table:table-row>
        <table:table-row table:style-name="ro1">
          <table:table-cell/>
          <table:table-cell table:style-name="ce4"/>
          <table:table-cell table:style-name="ce5"/>
          <table:table-cell table:style-name="ce3" table:formula="of:=SUM([.D8:.D11])" office:value-type="currency" office:currency="EUR" office:value="28.2250898377017">
            <text:p>28,23 €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EUR" office:value="25.4613931787177">
            <text:p>25,46 €</text:p>
          </table:table-cell>
          <table:table-cell table:style-name="ce15"/>
          <table:table-cell table:style-name="ce7"/>
          <table:table-cell table:style-name="ce15" table:formula="of:=SUM([.J8:.J11])" office:value-type="currency" office:currency="EUR" office:value="18.0338114264911">
            <text:p>18,03 €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3" table:formula="of:=[.B11]*[.D5]" office:value-type="currency" office:currency="EUR" office:value="202.3183008">
            <text:p>202,32 €</text:p>
          </table:table-cell>
          <table:table-cell table:style-name="ce5"/>
          <table:table-cell table:style-name="ce3" table:formula="of:=[.B13]/(1+[.D2])^([.A11]+1/2)" office:value-type="currency" office:currency="EUR" office:value="159.658464058059">
            <text:p>159,66 €</text:p>
          </table:table-cell>
          <table:table-cell table:style-name="ce11" table:formula="of:=[.E11]*[.D5]" office:value-type="currency" office:currency="EUR" office:value="181.3237272">
            <text:p>181,32 €</text:p>
          </table:table-cell>
          <table:table-cell table:style-name="ce6"/>
          <table:table-cell table:style-name="ce11" table:formula="of:=[.E13]/(1+[.D3])^([.A11]+1/2)" office:value-type="currency" office:currency="EUR" office:value="136.285783098863">
            <text:p>136,29 €</text:p>
          </table:table-cell>
          <table:table-cell table:style-name="ce15" table:formula="of:=[.H11]*[.D5]" office:value-type="currency" office:currency="EUR" office:value="120.737925">
            <text:p>120,74 €</text:p>
          </table:table-cell>
          <table:table-cell table:style-name="ce7"/>
          <table:table-cell table:style-name="ce15" table:formula="of:=[.H13]/(1+[.D4])^([.A11]+1/2)" office:value-type="currency" office:currency="EUR" office:value="86.4906796323367">
            <text:p>86,49 €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trong Buy</text:p>
          </table:table-cell>
          <table:table-cell table:style-name="ce1" office:value-type="float" office:value="4.92">
            <text:p>4,92</text:p>
          </table:table-cell>
          <table:table-cell table:number-columns-repeated="8"/>
        </table:table-row>
      </table:table>
      <table:table table:name="Free Cashflow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ce9"/>
        <table:table-column table:style-name="co5" table:default-cell-style-name="ce11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iemens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145">
            <text:p>14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3" table:formula="of:=[.D14]+[.D12]" office:value-type="currency" office:currency="EUR" office:value="396.734539070672">
            <text:p>396,73 €</text:p>
          </table:table-cell>
          <table:table-cell table:style-name="ce3" table:formula="of:=[.F2]-[.B3]/[.B4]" office:value-type="currency" office:currency="EUR" office:value="349.803983515116">
            <text:p>349,80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37.169">
            <text:p>37,16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11" table:formula="of:=[.G12]+[.G14]" office:value-type="currency" office:currency="EUR" office:value="192.42321281032">
            <text:p>192,42 €</text:p>
          </table:table-cell>
          <table:table-cell table:formula="of:=[.F3]-[.B3]/[.B4]" office:value-type="currency" office:currency="EUR" office:value="145.492657254765">
            <text:p>145,49 €</text:p>
          </table:table-cell>
          <table:table-cell table:style-name="ce9" office:value-type="percentage" office:value="0.6">
            <text:p>60,00%</text:p>
          </table:table-cell>
          <table:table-cell table:style-name="ce2" table:formula="of:=[.H2]*[.G2]+[.H3]*[.G3]+[.G4]*[.H4]" office:value-type="currency" office:currency="EUR" office:value="167.278923477145">
            <text:p>167,28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office:value-type="float" office:value="0.792">
            <text:p>0,79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EUR" office:value="97.0432176618673">
            <text:p>97,04 €</text:p>
          </table:table-cell>
          <table:table-cell table:style-name="ce12" table:formula="of:=[.F4]-[.B3]/[.B4]" office:value-type="currency" office:currency="EUR" office:value="50.1126621063118">
            <text:p>50,11 €</text:p>
          </table:table-cell>
          <table:table-cell table:style-name="ce14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Cashflow</text:p>
          </table:table-cell>
          <table:table-cell table:style-name="ce2" office:value-type="currency" office:currency="EUR" office:value="10.29">
            <text:p>10,29 €</text:p>
          </table:table-cell>
          <table:table-cell/>
          <table:table-cell table:style-name="Default"/>
          <table:table-cell/>
          <table:table-cell table:style-name="ce1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A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table:formula="of:=[.B5]/2" office:value-type="currency" office:currency="EUR" office:value="5.145">
            <text:p>5,15 €</text:p>
          </table:table-cell>
          <table:table-cell table:style-name="ce5"/>
          <table:table-cell table:formula="of:=[.B8]/(1+[.D2])^(1/4)" office:value-type="currency" office:currency="EUR" office:value="5.05870593827512">
            <text:p>5,06 €</text:p>
          </table:table-cell>
          <table:table-cell table:style-name="ce11" table:formula="of:=[.B5]/2" office:value-type="currency" office:currency="EUR" office:value="5.145">
            <text:p>5,15 €</text:p>
          </table:table-cell>
          <table:table-cell table:style-name="ce6"/>
          <table:table-cell table:formula="of:=[.E8]/(1+[.D3])^(1/4)" office:value-type="currency" office:currency="EUR" office:value="5.04113055067246">
            <text:p>5,04 €</text:p>
          </table:table-cell>
          <table:table-cell table:formula="of:=[.B5]/2" office:value-type="currency" office:currency="EUR" office:value="5.145">
            <text:p>5,15 €</text:p>
          </table:table-cell>
          <table:table-cell table:style-name="ce7"/>
          <table:table-cell table:style-name="ce15" table:formula="of:=[.H8]/(1+[.D4])^(1/4)" office:value-type="currency" office:currency="EUR" office:value="5.02385629138462">
            <text:p>5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B5]*(1+[.C9])" office:value-type="currency" office:currency="EUR" office:value="11.1132">
            <text:p>11,11 €</text:p>
          </table:table-cell>
          <table:table-cell table:style-name="ce8" office:value-type="percentage" office:value="0.08">
            <text:p>8,00%</text:p>
          </table:table-cell>
          <table:table-cell table:formula="of:=[.B9]/(1+[.$D$2])^[.A9]" office:value-type="currency" office:currency="EUR" office:value="10.3861682242991">
            <text:p>10,39 €</text:p>
          </table:table-cell>
          <table:table-cell table:style-name="ce11" table:formula="of:=[.B5]*(1+[.F9])" office:value-type="currency" office:currency="EUR" office:value="10.7016">
            <text:p>10,70 €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EUR" office:value="9.86322580645161">
            <text:p>9,86 €</text:p>
          </table:table-cell>
          <table:table-cell table:formula="of:=[.B5]*(1+[.I9])" office:value-type="currency" office:currency="EUR" office:value="10.4958">
            <text:p>10,50 €</text:p>
          </table:table-cell>
          <table:table-cell table:style-name="ce10" office:value-type="percentage" office:value="0.02">
            <text:p>2,00%</text:p>
          </table:table-cell>
          <table:table-cell table:style-name="ce15" table:formula="of:=[.H9]/(1+[.$D$4])^[.A9]" office:value-type="currency" office:currency="EUR" office:value="9.54163636363636">
            <text:p>9,5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B9]*(1+[.C10])" office:value-type="currency" office:currency="EUR" office:value="11.891124">
            <text:p>11,89 €</text:p>
          </table:table-cell>
          <table:table-cell table:style-name="ce8" office:value-type="percentage" office:value="0.07">
            <text:p>7,00%</text:p>
          </table:table-cell>
          <table:table-cell table:formula="of:=[.B10]/(1+[.$D$2])^[.A10]" office:value-type="currency" office:currency="EUR" office:value="10.3861682242991">
            <text:p>10,39 €</text:p>
          </table:table-cell>
          <table:table-cell table:style-name="ce11" table:formula="of:=[.E9]*(1+[.F10])" office:value-type="currency" office:currency="EUR" office:value="11.022648">
            <text:p>11,02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9.36324661810614">
            <text:p>9,36 €</text:p>
          </table:table-cell>
          <table:table-cell table:formula="of:=[.H9]*(1+[.I10])" office:value-type="currency" office:currency="EUR" office:value="10.705716">
            <text:p>10,71 €</text:p>
          </table:table-cell>
          <table:table-cell table:style-name="ce10" office:value-type="percentage" office:value="0.02">
            <text:p>2,00%</text:p>
          </table:table-cell>
          <table:table-cell table:style-name="ce15" table:formula="of:=[.H10]/(1+[.$D$4])^[.A10]" office:value-type="currency" office:currency="EUR" office:value="8.84769917355372">
            <text:p>8,85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[.B10]*(1+[.C11])" office:value-type="currency" office:currency="EUR" office:value="12.60459144">
            <text:p>12,60 €</text:p>
          </table:table-cell>
          <table:table-cell table:style-name="ce8" office:value-type="percentage" office:value="0.06">
            <text:p>6,00%</text:p>
          </table:table-cell>
          <table:table-cell table:formula="of:=[.B11]/(1+[.$D$2])^[.A11]" office:value-type="currency" office:currency="EUR" office:value="10.2891012315486">
            <text:p>10,29 €</text:p>
          </table:table-cell>
          <table:table-cell table:style-name="ce11" table:formula="of:=[.E10]*(1+[.F11])" office:value-type="currency" office:currency="EUR" office:value="11.24310096">
            <text:p>11,24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8.80231479305831">
            <text:p>8,80 €</text:p>
          </table:table-cell>
          <table:table-cell table:formula="of:=[.H10]*(1+[.I11])" office:value-type="currency" office:currency="EUR" office:value="10.81277316">
            <text:p>10,81 €</text:p>
          </table:table-cell>
          <table:table-cell table:style-name="ce10" office:value-type="percentage" office:value="0.01">
            <text:p>1,00%</text:p>
          </table:table-cell>
          <table:table-cell table:style-name="ce15" table:formula="of:=[.H11]/(1+[.$D$4])^[.A11]" office:value-type="currency" office:currency="EUR" office:value="8.12379651389932">
            <text:p>8,12 €</text:p>
          </table:table-cell>
        </table:table-row>
        <table:table-row table:style-name="ro1">
          <table:table-cell/>
          <table:table-cell table:style-name="ce4"/>
          <table:table-cell table:style-name="ce5"/>
          <table:table-cell table:formula="of:=SUM([.D8:.D11])" office:value-type="currency" office:currency="EUR" office:value="36.1201436184219">
            <text:p>36,12 €</text:p>
          </table:table-cell>
          <table:table-cell table:style-name="ce11"/>
          <table:table-cell table:style-name="ce6"/>
          <table:table-cell table:formula="of:=SUM([.G8:.G11])" office:value-type="currency" office:currency="EUR" office:value="33.0699177682885">
            <text:p>33,07 €</text:p>
          </table:table-cell>
          <table:table-cell/>
          <table:table-cell table:style-name="ce7"/>
          <table:table-cell table:style-name="ce15" table:formula="of:=SUM([.J8:.J11])" office:value-type="currency" office:currency="EUR" office:value="31.536988342474">
            <text:p>31,54 €</text:p>
          </table:table-cell>
        </table:table-row>
        <table:table-row table:style-name="ro2">
          <table:table-cell office:value-type="string">
            <text:p>Cash Flow Wachstum</text:p>
          </table:table-cell>
          <table:table-cell table:style-name="ce4"/>
          <table:table-cell table:style-name="ce8" office:value-type="percentage" office:value="0.05">
            <text:p>5,00%</text:p>
          </table:table-cell>
          <table:table-cell/>
          <table:table-cell table:style-name="ce11"/>
          <table:table-cell office:value-type="percentage" office:value="0.03">
            <text:p>3,00%</text:p>
          </table:table-cell>
          <table:table-cell table:number-columns-repeated="2"/>
          <table:table-cell table:style-name="ce10" office:value-type="percentage" office:value="-0.03">
            <text:p>-3,00%</text:p>
          </table:table-cell>
          <table:table-cell table:style-name="ce15"/>
        </table:table-row>
        <table:table-row table:style-name="ro1">
          <table:table-cell office:value-type="string">
            <text:p>Terminal</text:p>
          </table:table-cell>
          <table:table-cell table:style-name="ce3" table:formula="of:=[.B11]*(1-((1+[.C13])/(1+[.D2]))^60)/(1-(1+[.C13])/(1+[.D2]))" office:value-type="currency" office:currency="EUR" office:value="456.96851815753">
            <text:p>456,97 €</text:p>
          </table:table-cell>
          <table:table-cell table:style-name="ce5"/>
          <table:table-cell table:formula="of:=[.B14]/(1+[.D2])^([.A11]+1/2)" office:value-type="currency" office:currency="EUR" office:value="360.61439545225">
            <text:p>360,61 €</text:p>
          </table:table-cell>
          <table:table-cell table:style-name="ce11" table:formula="of:=[.E11]*(1-((1+[.F13])/(1+[.D3]))^60)/(1-(1+[.F13])/(1+[.D3]))" office:value-type="currency" office:currency="EUR" office:value="212.014288956773">
            <text:p>212,01 €</text:p>
          </table:table-cell>
          <table:table-cell table:style-name="ce6"/>
          <table:table-cell table:formula="of:=[.E14]/(1+[.D3])^([.A11]+1/2)" office:value-type="currency" office:currency="EUR" office:value="159.353295042032">
            <text:p>159,35 €</text:p>
          </table:table-cell>
          <table:table-cell table:formula="of:=[.H11]*(1-((1+[.I13])/(1+[.D4]))^60)/(1-(1+[.I13])/(1+[.D4]))" office:value-type="currency" office:currency="EUR" office:value="91.4443756971093">
            <text:p>91,44 €</text:p>
          </table:table-cell>
          <table:table-cell table:style-name="ce7"/>
          <table:table-cell table:style-name="ce15" table:formula="of:=[.H14]/(1+[.D4])^([.A11]+1/2)" office:value-type="currency" office:currency="EUR" office:value="65.5062293193933">
            <text:p>65,51 €</text:p>
          </table:table-cell>
        </table:table-row>
      </table:table>
      <table:table table:name="Divi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ce9"/>
        <table:table-column table:style-name="co5" table:default-cell-style-name="ce11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iemens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Gewich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145">
            <text:p>14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4">
            <text:p>4,00%</text:p>
          </table:table-cell>
          <table:table-cell/>
          <table:table-cell table:style-name="ce3" table:formula="of:=[.D14]+[.D12]" office:value-type="currency" office:currency="EUR" office:value="209.467752630859">
            <text:p>209,47 €</text:p>
          </table:table-cell>
          <table:table-cell table:style-name="ce8" office:value-type="percentage" office:value="0.2">
            <text:p>20,00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5">
            <text:p>5,00%</text:p>
          </table:table-cell>
          <table:table-cell/>
          <table:table-cell table:style-name="ce11" table:formula="of:=[.G12]+[.G14]" office:value-type="currency" office:currency="EUR" office:value="127.396779528911">
            <text:p>127,40 €</text:p>
          </table:table-cell>
          <table:table-cell table:style-name="ce9" office:value-type="percentage" office:value="0.6">
            <text:p>60,00%</text:p>
          </table:table-cell>
          <table:table-cell table:style-name="ce2" table:formula="of:=[.F2]*[.G2]+[.F3]*[.G3]+[.F4]*[.G4]" office:value-type="currency" office:currency="EUR" office:value="133.583698109315">
            <text:p>133,58 €</text:p>
          </table:table-cell>
          <table:table-cell table:number-columns-repeated="2"/>
        </table:table-row>
        <table:table-row table:style-name="ro1">
          <table:table-cell office:value-type="string">
            <text:p>Aktien</text:p>
          </table:table-cell>
          <table:table-cell table:formula="of:=[Earnings.B4]" office:value-type="float" office:value="0.792">
            <text:p>0,79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6">
            <text:p>6,00%</text:p>
          </table:table-cell>
          <table:table-cell/>
          <table:table-cell table:style-name="ce12" table:formula="of:=[.J12]+[.J14]" office:value-type="currency" office:currency="EUR" office:value="76.2603993289842">
            <text:p>76,26 €</text:p>
          </table:table-cell>
          <table:table-cell table:style-name="ce14" office:value-type="percentage" office:value="0.2">
            <text:p>20,00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EUR" office:value="4.25">
            <text:p>4,25 €</text:p>
          </table:table-cell>
          <table:table-cell/>
          <table:table-cell table:style-name="Default"/>
          <table:table-cell/>
          <table:table-cell table:style-name="ce13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formula="of:=[Earnings.B6]" office:value-type="string" office:string-value="A">
            <text:p>A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table:formula="of:=[.B5]/2" office:value-type="currency" office:currency="EUR" office:value="2.125">
            <text:p>2,13 €</text:p>
          </table:table-cell>
          <table:table-cell table:style-name="ce5"/>
          <table:table-cell table:formula="of:=[.B8]/(1+[.D2])^(1/4)" office:value-type="currency" office:currency="EUR" office:value="2.10426581345295">
            <text:p>2,10 €</text:p>
          </table:table-cell>
          <table:table-cell table:style-name="ce11" table:formula="of:=[.B5]/2" office:value-type="currency" office:currency="EUR" office:value="2.125">
            <text:p>2,13 €</text:p>
          </table:table-cell>
          <table:table-cell table:style-name="ce6"/>
          <table:table-cell table:formula="of:=[.E8]/(1+[.D3])^(1/4)" office:value-type="currency" office:currency="EUR" office:value="2.09923766327403">
            <text:p>2,10 €</text:p>
          </table:table-cell>
          <table:table-cell table:formula="of:=[.B5]/2" office:value-type="currency" office:currency="EUR" office:value="2.125">
            <text:p>2,13 €</text:p>
          </table:table-cell>
          <table:table-cell table:style-name="ce7"/>
          <table:table-cell table:style-name="ce15" table:formula="of:=[.H8]/(1+[.D4])^(1/4)" office:value-type="currency" office:currency="EUR" office:value="2.09426901858549">
            <text:p>2,0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B5]*(1+[.C9])" office:value-type="currency" office:currency="EUR" office:value="4.505">
            <text:p>4,51 €</text:p>
          </table:table-cell>
          <table:table-cell table:style-name="ce8" office:value-type="percentage" office:value="0.06">
            <text:p>6,00%</text:p>
          </table:table-cell>
          <table:table-cell table:formula="of:=[.B9]/(1+[.$D$2])^[.A9]" office:value-type="currency" office:currency="EUR" office:value="4.33173076923077">
            <text:p>4,33 €</text:p>
          </table:table-cell>
          <table:table-cell table:style-name="ce11" table:formula="of:=[.B5]*(1+[.F9])" office:value-type="currency" office:currency="EUR" office:value="4.42">
            <text:p>4,42 €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EUR" office:value="4.20952380952381">
            <text:p>4,21 €</text:p>
          </table:table-cell>
          <table:table-cell table:formula="of:=[.B5]*(1+[.I9])" office:value-type="currency" office:currency="EUR" office:value="4.335">
            <text:p>4,34 €</text:p>
          </table:table-cell>
          <table:table-cell table:style-name="ce10" office:value-type="percentage" office:value="0.02">
            <text:p>2,00%</text:p>
          </table:table-cell>
          <table:table-cell table:style-name="ce15" table:formula="of:=[.H9]/(1+[.$D$4])^[.A9]" office:value-type="currency" office:currency="EUR" office:value="4.08962264150943">
            <text:p>4,09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B9]*(1+[.C10])" office:value-type="currency" office:currency="EUR" office:value="4.73025">
            <text:p>4,73 €</text:p>
          </table:table-cell>
          <table:table-cell table:style-name="ce8" office:value-type="percentage" office:value="0.05">
            <text:p>5,00%</text:p>
          </table:table-cell>
          <table:table-cell table:formula="of:=[.B10]/(1+[.$D$2])^[.A10]" office:value-type="currency" office:currency="EUR" office:value="4.37338202662722">
            <text:p>4,37 €</text:p>
          </table:table-cell>
          <table:table-cell table:style-name="ce11" table:formula="of:=[.E9]*(1+[.F10])" office:value-type="currency" office:currency="EUR" office:value="4.5526">
            <text:p>4,55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4.12934240362812">
            <text:p>4,13 €</text:p>
          </table:table-cell>
          <table:table-cell table:formula="of:=[.H9]*(1+[.I10])" office:value-type="currency" office:currency="EUR" office:value="4.4217">
            <text:p>4,42 €</text:p>
          </table:table-cell>
          <table:table-cell table:style-name="ce10" office:value-type="percentage" office:value="0.02">
            <text:p>2,00%</text:p>
          </table:table-cell>
          <table:table-cell table:style-name="ce15" table:formula="of:=[.H10]/(1+[.$D$4])^[.A10]" office:value-type="currency" office:currency="EUR" office:value="3.93529725881096">
            <text:p>3,94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[.B10]*(1+[.C11])" office:value-type="currency" office:currency="EUR" office:value="4.8721575">
            <text:p>4,87 €</text:p>
          </table:table-cell>
          <table:table-cell table:style-name="ce8" office:value-type="percentage" office:value="0.03">
            <text:p>3,00%</text:p>
          </table:table-cell>
          <table:table-cell table:formula="of:=[.B11]/(1+[.$D$2])^[.A11]" office:value-type="currency" office:currency="EUR" office:value="4.33133027637119">
            <text:p>4,33 €</text:p>
          </table:table-cell>
          <table:table-cell table:style-name="ce11" table:formula="of:=[.E10]*(1+[.F11])" office:value-type="currency" office:currency="EUR" office:value="4.643652">
            <text:p>4,64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4.01136119209589">
            <text:p>4,01 €</text:p>
          </table:table-cell>
          <table:table-cell table:formula="of:=[.H10]*(1+[.I11])" office:value-type="currency" office:currency="EUR" office:value="4.465917">
            <text:p>4,47 €</text:p>
          </table:table-cell>
          <table:table-cell table:style-name="ce10" office:value-type="percentage" office:value="0.01">
            <text:p>1,00%</text:p>
          </table:table-cell>
          <table:table-cell table:style-name="ce15" table:formula="of:=[.H11]/(1+[.$D$4])^[.A11]" office:value-type="currency" office:currency="EUR" office:value="3.74967002962177">
            <text:p>3,75 €</text:p>
          </table:table-cell>
        </table:table-row>
        <table:table-row table:style-name="ro1">
          <table:table-cell/>
          <table:table-cell table:style-name="ce4"/>
          <table:table-cell table:style-name="ce5"/>
          <table:table-cell table:formula="of:=SUM([.D8:.D11])" office:value-type="currency" office:currency="EUR" office:value="15.1407088856821">
            <text:p>15,14 €</text:p>
          </table:table-cell>
          <table:table-cell table:style-name="ce11"/>
          <table:table-cell table:style-name="ce6"/>
          <table:table-cell table:formula="of:=SUM([.G8:.G11])" office:value-type="currency" office:currency="EUR" office:value="14.4494650685218">
            <text:p>14,45 €</text:p>
          </table:table-cell>
          <table:table-cell/>
          <table:table-cell table:style-name="ce7"/>
          <table:table-cell table:style-name="ce15" table:formula="of:=SUM([.J8:.J11])" office:value-type="currency" office:currency="EUR" office:value="13.8688589485277">
            <text:p>13,87 €</text:p>
          </table:table-cell>
        </table:table-row>
        <table:table-row table:style-name="ro1">
          <table:table-cell office:value-type="string">
            <text:p>Divi Wachstum</text:p>
          </table:table-cell>
          <table:table-cell table:style-name="ce4"/>
          <table:table-cell table:style-name="ce8" office:value-type="percentage" office:value="0.03">
            <text:p>3,00%</text:p>
          </table:table-cell>
          <table:table-cell/>
          <table:table-cell table:style-name="ce11"/>
          <table:table-cell office:value-type="percentage" office:value="0.02">
            <text:p>2,00%</text:p>
          </table:table-cell>
          <table:table-cell table:number-columns-repeated="2"/>
          <table:table-cell table:style-name="ce10" office:value-type="percentage" office:value="0">
            <text:p>0,00%</text:p>
          </table:table-cell>
          <table:table-cell table:style-name="ce15"/>
        </table:table-row>
        <table:table-row table:style-name="ro1">
          <table:table-cell office:value-type="string">
            <text:p>Terminal</text:p>
          </table:table-cell>
          <table:table-cell table:style-name="ce3" table:formula="of:=[.B11]*(1-((1+[.C13])/(1+[.D2]))^60)/(1-(1+[.C13])/(1+[.D2]))" office:value-type="currency" office:currency="EUR" office:value="222.920460452022">
            <text:p>222,92 €</text:p>
          </table:table-cell>
          <table:table-cell table:style-name="ce5"/>
          <table:table-cell table:formula="of:=[.B14]/(1+[.D2])^([.A11]+1/2)" office:value-type="currency" office:currency="EUR" office:value="194.327043745177">
            <text:p>194,33 €</text:p>
          </table:table-cell>
          <table:table-cell table:style-name="ce11" table:formula="of:=[.E11]*(1-((1+[.F13])/(1+[.D3]))^60)/(1-(1+[.F13])/(1+[.D3]))" office:value-type="currency" office:currency="EUR" office:value="133.979531846088">
            <text:p>133,98 €</text:p>
          </table:table-cell>
          <table:table-cell table:style-name="ce6"/>
          <table:table-cell table:formula="of:=[.E14]/(1+[.D3])^([.A11]+1/2)" office:value-type="currency" office:currency="EUR" office:value="112.947314460389">
            <text:p>112,95 €</text:p>
          </table:table-cell>
          <table:table-cell table:formula="of:=[.H11]*(1-((1+[.I13])/(1+[.D4]))^60)/(1-(1+[.I13])/(1+[.D4]))" office:value-type="currency" office:currency="EUR" office:value="76.506130417079">
            <text:p>76,51 €</text:p>
          </table:table-cell>
          <table:table-cell table:style-name="ce7"/>
          <table:table-cell table:style-name="ce15" table:formula="of:=[.H14]/(1+[.D4])^([.A11]+1/2)" office:value-type="currency" office:currency="EUR" office:value="62.3915403804566">
            <text:p>62,3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5.02.2023</text:date>, <text:time>19:59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05T19:59:59.43</dc:date>
    <dc:creator>aaa </dc:creator>
    <meta:editing-duration>P3DT1H2M38S</meta:editing-duration>
    <meta:editing-cycles>58</meta:editing-cycles>
    <meta:generator>OpenOffice/4.1.5$Win32 OpenOffice.org_project/415m1$Build-9789</meta:generator>
    <meta:document-statistic meta:table-count="3" meta:cell-count="276" meta:object-count="0"/>
  </office:meta>
</office:document-meta>
</file>